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fo:color="#000000" loext:opacity="100%" style:font-name="Arial3" fo:font-size="10pt" officeooo:paragraph-rsid="004a23c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6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64b761" officeooo:paragraph-rsid="0048a212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7" style:family="paragraph" style:parent-style-name="Standard_20__28_user_29_">
      <style:paragraph-properties fo:margin-top="0cm" fo:margin-bottom="0.212cm" style:contextual-spacing="false" fo:text-align="justify" style:justify-single-word="false"/>
      <style:text-properties fo:color="#000000" loext:opacity="100%" style:font-name="Arial3" fo:font-size="8pt" fo:letter-spacing="-0.004cm" fo:font-weight="bold" officeooo:paragraph-rsid="002fd5bc" style:font-size-asian="8pt" style:font-weight-asian="bold" style:font-name-complex="Arial4" style:font-size-complex="8pt" style:font-weight-complex="bold"/>
    </style:style>
    <style:style style:name="P8" style:family="paragraph" style:parent-style-name="Standard">
      <style:text-properties fo:color="#000000" loext:opacity="100%" style:font-name="Arial2" fo:font-size="10pt" officeooo:paragraph-rsid="0045e95c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3" fo:font-size="10pt" officeooo:paragraph-rsid="0048a212" style:font-size-asian="10pt" style:font-size-complex="10pt"/>
    </style:style>
    <style:style style:name="P10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officeooo:paragraph-rsid="0045e95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45e95c" style:font-size-asian="10pt" style:font-name-complex="Arial4" style:font-size-complex="10pt"/>
    </style:style>
    <style:style style:name="P12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48a21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48a21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officeooo:paragraph-rsid="0048a212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officeooo:paragraph-rsid="0048a21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weight="bold" officeooo:rsid="00149f96" style:font-weight-asian="bold" style:font-weight-complex="bold"/>
    </style:style>
    <style:style style:name="T2" style:family="text">
      <style:text-properties officeooo:rsid="00402ea5"/>
    </style:style>
    <style:style style:name="T3" style:family="text">
      <style:text-properties officeooo:rsid="0042b134"/>
    </style:style>
    <style:style style:name="T4" style:family="text">
      <style:text-properties style:font-name="Arial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5" style:family="text">
      <style:text-properties style:font-name="Arial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6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7" style:family="text">
      <style:text-properties officeooo:rsid="00475753"/>
    </style:style>
    <style:style style:name="T8" style:family="text">
      <style:text-properties fo:color="#2a6099" loext:opacity="100%" fo:font-weight="bold" officeooo:rsid="004a23cc" style:font-weight-asian="bold"/>
    </style:style>
    <style:style style:name="T9" style:family="text">
      <style:text-properties fo:font-weight="normal" officeooo:rsid="004a23cc" style:font-weight-asian="normal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38742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af279" style:letter-kerning="true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 $$DIA_SISTEMA$$ de $$MES_SISTEMA$$ de $$EJERCICIO_SISTEMA$$</text:p>
            <text:p text:style-name="P13">Número de expediente: $$V_NUMEXP$$</text:p>
            <text:p text:style-name="P12">Nombre del expediente: $$V_TITULOEXP$$</text:p>
            <text:p text:style-name="P14"><text:span text:style-name="T10">Asunto: </text:span><text:span text:style-name="T11">Oficio Administración del Estado y Comunidades Autónomas</text:span></text:p>
          </table:table-cell>
          <table:table-cell table:style-name="Tabla2.B1" office:value-type="string">
            <text:p text:style-name="P15">Destinatario/a: $$DEST_NOT$$</text:p>
            <text:p text:style-name="P15"/>
            <text:p text:style-name="P15">Dirección: $$DIR_DEST_NOT$$</text:p>
          </table:table-cell>
        </table:table-row>
      </table:table>
      <text:p text:style-name="P9"/>
      <text:p text:style-name="P5">Por la presente, le remito a los efectos oportunos el acuerdo adoptado por $$EL_AYUNTAMIENTO_PLENO$$ en sesión celebrada el día <text:span text:style-name="T8">[en caso de que haya reclamaciones]</text:span> $$F_F_APD$$, <text:span text:style-name="T8">[en caso de que no haya reclamaciones] </text:span><text:span text:style-name="T9">$$F_F_APA$$,</text:span> sobre la aprobación definitiva de la <text:span text:style-name="T7">o</text:span>rdenanza <text:span text:style-name="T7">g</text:span><text:span text:style-name="T2">eneral reguladora</text:span> de <text:span text:style-name="T2">las </text:span><text:span text:style-name="T7">s</text:span>ubvenciones, <text:span text:style-name="T3">a los efectos</text:span> de lo dispuesto en los artículos 65 y 70.2 de la Ley 7/1985, de 2 de abril, Reguladora de las Bases del Régimen Local.</text:p>
      <text:p text:style-name="P6">$$LISTA_DOC_NOTIFICAR$$</text:p>
      <text:p text:style-name="P8"/>
      <text:p text:style-name="P11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1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10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Calibri4" svg:font-family="Calibri" style:font-pitch="variable"/>
    <style:font-face style:name="NewsGotT" svg:font-family="NewsGotT" style:font-pitch="variable"/>
    <style:font-face style:name="Arial3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3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3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2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3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3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3" style:font-size-asian="6pt" style:language-asian="es" style:country-asian="ES" style:font-style-asian="normal" style:font-weight-asian="bold" style:font-name-complex="Calibri3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9</meta:editing-cycles>
    <meta:creation-date>2019-09-12T08:50:52.807000000</meta:creation-date>
    <meta:editing-duration>P1DT9H40M25S</meta:editing-duration>
    <meta:generator>LibreOffice/7.0.2.2$Windows_X86_64 LibreOffice_project/8349ace3c3162073abd90d81fd06dcfb6b36b994</meta:generator>
    <dc:date>2021-02-12T12:18:27.815000000</dc:date>
    <meta:document-statistic meta:table-count="1" meta:image-count="0" meta:object-count="0" meta:page-count="1" meta:paragraph-count="16" meta:word-count="116" meta:character-count="935" meta:non-whitespace-character-count="83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